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4C0000012CA8954B407D4415E6.png" manifest:media-type="image/png"/>
  <manifest:file-entry manifest:full-path="Pictures/100000000000010D000000FF60A0AAE0E228F8E2.png" manifest:media-type="image/png"/>
  <manifest:file-entry manifest:full-path="Pictures/1000000000000029000000280D79344E3C86B807.png" manifest:media-type="image/png"/>
  <manifest:file-entry manifest:full-path="Pictures/100000000000002700000026E7BA59C467F90D6A.png" manifest:media-type="image/png"/>
  <manifest:file-entry manifest:full-path="Pictures/100002000000000A0000000A6361AF2587162F7F.gif" manifest:media-type="image/gif"/>
  <manifest:file-entry manifest:full-path="Pictures/100000000000013000000123B3627CCB3F8703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AR PL UKai TW" svg:font-family="'AR PL UKai TW'" style:font-adornments="標準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思源宋體" svg:font-family="思源宋體" style:font-adornments="標準" style:font-pitch="variable"/>
    <style:font-face style:name="思源黑體 Regular" svg:font-family="'思源黑體 Regular'" style:font-adornments="標準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Text_20_body">
      <style:text-properties officeooo:rsid="00be07e4" officeooo:paragraph-rsid="01ca1bcb"/>
    </style:style>
    <style:style style:name="P10" style:family="paragraph" style:parent-style-name="Text_20_body">
      <style:text-properties officeooo:rsid="00bea233" officeooo:paragraph-rsid="01ca1bcb"/>
    </style:style>
    <style:style style:name="P11" style:family="paragraph" style:parent-style-name="Text_20_body">
      <style:text-properties officeooo:rsid="00c7d0e1" officeooo:paragraph-rsid="01ca1bcb"/>
    </style:style>
    <style:style style:name="P12" style:family="paragraph" style:parent-style-name="Text_20_body">
      <style:text-properties officeooo:paragraph-rsid="01ca1bcb"/>
    </style:style>
    <style:style style:name="P13" style:family="paragraph" style:parent-style-name="Heading_20_2">
      <style:text-properties officeooo:rsid="00dfc4bb" officeooo:paragraph-rsid="01ca1bcb"/>
    </style:style>
    <style:style style:name="P14" style:family="paragraph" style:parent-style-name="Appendix_20_Letter" style:master-page-name="Right_20_Page">
      <style:paragraph-properties style:page-number="auto"/>
    </style:style>
    <style:style style:name="P15" style:family="paragraph" style:parent-style-name="Heading_20_1">
      <style:text-properties officeooo:paragraph-rsid="01ca1bcb"/>
    </style:style>
    <style:style style:name="T1" style:family="text">
      <style:text-properties officeooo:rsid="00d933a1"/>
    </style:style>
    <style:style style:name="T2" style:family="text">
      <style:text-properties officeooo:rsid="00de2829"/>
    </style:style>
    <style:style style:name="T3" style:family="text">
      <style:text-properties officeooo:rsid="010ff082"/>
    </style:style>
    <style:style style:name="T4" style:family="text">
      <style:text-properties officeooo:rsid="00cb5a64"/>
    </style:style>
    <style:style style:name="T5" style:family="text">
      <style:text-properties officeooo:rsid="00d0e4f4"/>
    </style:style>
    <style:style style:name="T6" style:family="text">
      <style:text-properties officeooo:rsid="00cc30f1"/>
    </style:style>
    <style:style style:name="T7" style:family="text">
      <style:text-properties officeooo:rsid="0111aa78"/>
    </style:style>
    <style:style style:name="T8" style:family="text">
      <style:text-properties officeooo:rsid="00cda6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4">A</text:p>
      <text:h text:style-name="P15" text:outline-level="1" text:is-list-header="true">下載LibreOffice</text:h>
      <text:p text:style-name="P9"><text:bookmark-start text:name="__RefHeading__491_737220730"/>LibreOffice提供Linux、OS X、和Windows版。大多數GNU/Linux散布版的軟體庫都有提供LibreOffice，有時安裝後還會附帶一些擴充套件或有不一樣的圖示組合。<text:bookmark-end text:name="__RefHeading__491_737220730"/></text:p>
      <text:p text:style-name="P10">若要下載最新發行版的官方頁面請到這裡：</text:p>
      <text:p text:style-name="P10"><text:s/><text:span text:style-name="Internet_20_link">http://zh-tw.libreoffice.org/download/libreoffice-fresh/</text:span></text:p>
      <text:p text:style-name="P10">網站會偵測你使用的作業系統和語言，接著<text:span text:style-name="T1">引導</text:span>下載適當的對應版本。你可以利用網頁內右上區域提供的連結，下載其他作業系統和語言的不同版本。</text:p>
      <text:p text:style-name="P10"><text:span text:style-name="T2">Apache </text:span>OpenOffice的官方下載網頁位於 <text:span text:style-name="Internet_20_link">http://www.openoffice.org/download/index.html</text:span></text:p>
      <text:h text:style-name="P13" text:outline-level="2">擴充套件與範本</text:h>
      <text:p text:style-name="P11"><text:bookmark-start text:name="__RefHeading___Toc32350_2074576844"/><text:span text:style-name="T3">LibreOffice有上百個擴充套件和範本可供使用。擴充套件可以增添廣受需要的功能和資源，而範本可以節省你的設計時間。不過，請注意有些擴充套件可能沒有持續更新，以致無法在最新版本中運作。此外，張貼出來的範本也不代表設計就十分優秀。</text:span><text:bookmark-end text:name="__RefHeading___Toc32350_2074576844"/></text:p>
      <text:p text:style-name="P11"><text:soft-page-break/><text:span text:style-name="T3">如</text:span>要取得LibreOffice的擴充套件和範本，<text:span text:style-name="T4">請前往以下連結：</text:span></text:p>
      <text:p text:style-name="P11"><text:span text:style-name="Internet_20_link">http://extensions.libreoffice.org/ </text:span></text:p>
      <text:p text:style-name="P11"><text:span text:style-name="Internet_20_link"><text:span text:style-name="T5">http://templates.libreoffice.org/</text:span></text:span></text:p>
      <text:p text:style-name="P11"><text:span text:style-name="T6">至</text:span>於<text:span text:style-name="T5">Apache </text:span>OpenOffice<text:span text:style-name="T7">的擴充套件和範本</text:span>， <text:span text:style-name="T8">則請前往：</text:span></text:p>
      <text:p text:style-name="P11"><text:a xlink:type="simple" xlink:href="http://extensions.openoffice.org/" text:style-name="Internet_20_link" text:visited-style-name="Visited_20_Internet_20_Link"><text:span text:style-name="Internet_20_link">http://extensions.openoffice.org/</text:span></text:a></text:p>
      <text:p text:style-name="P11"><text:span text:style-name="Internet_20_link"><text:span text:style-name="T5">http://templates.services.openoffice.org/</text:span></text:span></text:p>
      <text:p text:style-name="P12">多數的擴充套件，和全部的範本都能在LibreOffice和Apache OpenOffice兩者間使用。然而，隨著新版本一次又一次發行，兩者間的差異越來越大，相容性也會慢慢降低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AR PL UKai TW" svg:font-family="'AR PL UKai TW'" style:font-adornments="標準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思源宋體" svg:font-family="思源宋體" style:font-adornments="標準" style:font-pitch="variable"/>
    <style:font-face style:name="思源黑體 Regular" svg:font-family="'思源黑體 Regular'" style:font-adornments="標準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0.529cm" style:writing-mode="page"/>
      <style:text-properties style:font-name="Fanwood" fo:font-family="Fanwood" style:font-style-name="Regular" style:font-pitch="variable" style:font-name-asian="思源宋體" style:font-family-asian="思源宋體" style:font-style-name-asian="標準" style:font-pitch-asian="variable" style:font-size-asian="11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Raleway" fo:font-family="Raleway" style:font-style-name="Regular" style:font-pitch="variable" fo:font-size="15pt" style:font-name-asian="思源黑體 Regular" style:font-family-asian="'思源黑體 Regular'" style:font-style-name-asian="標準" style:font-pitch-asian="variable" style:font-size-asian="15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0.529cm" fo:orphans="2" fo:widows="2" fo:text-indent="0.847cm" style:auto-text-indent="true" style:page-number="auto" style:writing-mode="page"/>
      <style:text-properties style:font-name="Fanwood" fo:font-family="Fanwood" style:font-style-name="Regular" style:font-pitch="variable" fo:font-size="12pt" style:font-name-asian="思源宋體" style:font-family-asian="思源宋體" style:font-style-name-asian="標準" style:font-pitch-asian="variable" style:font-size-asian="11pt" style:language-asian="zh" style:country-asian="TW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0.134cm" fo:margin-bottom="0cm" loext:contextual-spacing="false" fo:line-height="0.459cm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0.547cm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14.594cm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0.582cm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0.564cm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 style:writing-mode="page">
        <style:tab-stops>
          <style:tab-stop style:position="8.795cm" style:type="center"/>
          <style:tab-stop style:position="17.59cm" style:type="right"/>
        </style:tab-stops>
      </style:paragraph-properties>
      <style:text-properties fo:color="#008000" fo:font-size="10pt" style:font-name-asian="思源黑體 Regular" style:font-family-asian="'思源黑體 Regular'" style:font-style-name-asian="標準" style:font-pitch-asian="variable" style:font-size-asian="10pt" style:language-asian="zh" style:country-asian="TW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0.459cm" text:number-lines="false" text:line-number="0" style:writing-mode="page">
        <style:tab-stops>
          <style:tab-stop style:position="8.795cm" style:type="center"/>
          <style:tab-stop style:position="17.59cm" style:type="right"/>
        </style:tab-stops>
      </style:paragraph-properties>
      <style:text-properties fo:color="#008000" style:font-name="Raleway" fo:font-family="Raleway" style:font-style-name="Regular" style:font-pitch="variable" fo:font-size="10pt" style:font-name-asian="思源黑體 Regular" style:font-family-asian="'思源黑體 Regular'" style:font-style-name-asian="標準" style:font-pitch-asian="variable" style:font-size-asian="10pt" style:language-asian="zh" style:country-asian="TW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159cm" loext:contextual-spacing="false" fo:line-height="100%" fo:text-align="end" style:justify-single-word="false" fo:text-indent="0cm" style:auto-text-indent="false" style:page-number="auto" style:writing-mode="page"/>
      <style:text-properties fo:font-size="21pt" style:font-size-asian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cm" fo:margin-right="0cm" fo:margin-top="0cm" fo:margin-bottom="0.265cm" loext:contextual-spacing="false" style:line-height-at-least="0.529cm" fo:text-indent="0cm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3cm" fo:margin-bottom="0cm" loext:contextual-spacing="false" style:line-height-at-least="0.529cm" fo:text-indent="0cm" style:auto-text-indent="false" style:writing-mode="page"/>
      <style:text-properties fo:color="#008000" style:font-name="Raleway" fo:font-family="Raleway" style:font-style-name="Regular" style:font-pitch="variable" fo:font-size="18pt" fo:font-style="normal" fo:font-weight="normal" style:font-name-asian="思源黑體 Regular" style:font-family-asian="'思源黑體 Regular'" style:font-style-name-asian="標準" style:font-pitch-asian="variable" style:font-size-asian="18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65cm" fo:margin-bottom="0cm" loext:contextual-spacing="false" style:line-height-at-least="0.564cm" fo:text-indent="0cm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65cm" fo:margin-bottom="0cm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0.529cm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cm" fo:margin-right="0cm" fo:line-height="0.459cm" fo:text-indent="0cm" style:auto-text-indent="false" style:writing-mode="page">
        <style:tab-stops>
          <style:tab-stop style:position="17.09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cm" fo:margin-bottom="0.141cm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0.529cm" fo:margin-right="0cm" fo:margin-top="0cm" fo:margin-bottom="0.141cm" loext:contextual-spacing="false" fo:text-indent="0cm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cm" fo:margin-bottom="0.265cm" loext:contextual-spacing="false" fo:line-height="0.529cm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cm" fo:margin-bottom="0.141cm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0.265cm" fo:margin-bottom="0cm" loext:contextual-spacing="false" style:line-height-at-least="0.529cm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0.265cm" fo:margin-bottom="0cm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3.669cm" fo:margin-bottom="0.212cm" loext:contextual-spacing="false" style:line-height-at-least="1.129cm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cm" fo:margin-bottom="0.134cm" loext:contextual-spacing="false" fo:line-height="0.423cm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0.134cm" fo:margin-bottom="0cm" loext:contextual-spacing="false" style:line-height-at-least="0.423cm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cm" fo:margin-right="0cm" fo:margin-top="0cm" fo:margin-bottom="0.141cm" loext:contextual-spacing="false" fo:line-height="0.529cm" fo:text-indent="0cm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cm" fo:margin-bottom="0.822cm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cm" fo:margin-right="0cm" fo:margin-top="0.265cm" fo:margin-bottom="0cm" loext:contextual-spacing="false" fo:text-indent="0cm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1.129cm" fo:margin-bottom="0cm" loext:contextual-spacing="false" fo:line-height="100%" style:page-number="auto" fo:break-before="page" style:writing-mode="page"/>
      <style:text-properties fo:color="#008000" fo:font-size="96pt" fo:font-weight="normal" style:font-name-asian="思源黑體 Regular" style:font-family-asian="'思源黑體 Regular'" style:font-style-name-asian="標準" style:font-pitch-asian="variable" style:font-size-asian="96pt" style:language-asian="zh" style:country-asian="TW"/>
    </style:style>
    <style:style style:name="Note" style:family="paragraph" style:parent-style-name="Caption" style:master-page-name="">
      <style:paragraph-properties fo:margin-left="1.323cm" fo:margin-right="0cm" fo:margin-top="0cm" fo:margin-bottom="0.265cm" loext:contextual-spacing="false" fo:line-height="0.459cm" fo:orphans="2" fo:widows="2" fo:hyphenation-ladder-count="no-limit" fo:text-indent="0cm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cm" fo:margin-bottom="0cm" loext:contextual-spacing="false" fo:line-height="0.459cm" fo:text-align="start" style:justify-single-word="false">
        <style:tab-stops>
          <style:tab-stop style:position="15.946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0.529cm" fo:margin-right="0cm" fo:line-height="0.459cm" fo:text-indent="0cm" style:auto-text-indent="false">
        <style:tab-stops>
          <style:tab-stop style:position="14.448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0.282cm" fo:margin-right="0cm" fo:line-height="0.459cm" fo:text-indent="0cm" style:auto-text-indent="false" style:writing-mode="page">
        <style:tab-stops>
          <style:tab-stop style:position="14.947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0.265cm" fo:margin-bottom="0cm" loext:contextual-spacing="false" fo:text-align="start" style:justify-single-word="false" style:page-number="auto">
        <style:tab-stops>
          <style:tab-stop style:position="13.949cm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035cm"/>
    </style:style>
    <style:style style:name="Arabic_20_Numeral_20_Example" style:display-name="Arabic Numeral Example" style:family="paragraph" style:parent-style-name="Arabic_20_Numeral" style:master-page-name="">
      <style:paragraph-properties fo:line-height="0.529cm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48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4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4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4.001cm" fo:margin-bottom="4.001cm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 style:writing-mode="page"/>
      <style:text-properties style:font-name-asian="思源黑體 Regular" style:font-family-asian="'思源黑體 Regular'" style:font-style-name-asian="標準" style:font-pitch-asian="variable" style:font-size-asian="96pt" style:language-asian="zh" style:country-asian="TW"/>
    </style:style>
    <style:style style:name="Note-Note" style:family="paragraph" style:parent-style-name="Contents_20_6" style:next-style-name="Note" style:list-style-name="Note" style:master-page-name="">
      <style:paragraph-properties fo:margin-left="0cm" fo:margin-right="0cm" fo:margin-top="0cm" fo:margin-bottom="0cm" loext:contextual-spacing="false" style:line-height-at-least="0.547cm" fo:text-indent="0cm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0.653cm" fo:margin-bottom="0.282cm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035cm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10.668cm" fo:min-height="6.325cm" text:anchor-type="paragraph" svg:x="0cm" svg:y="0cm" fo:margin-top="0.529cm" fo:margin-bottom="0.529cm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529cm" fo:margin-right="0.529cm" fo:margin-top="0.529cm" fo:margin-bottom="0.529cm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margin-left="1.09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margin-left="1.09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margin-left="1.09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margin-left="1.094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margin-left="1.094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margin-left="1.094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margin-left="1.094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margin-left="1.094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margin-left="1.094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margin-left="1.094cm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2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3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4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5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6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7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8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9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10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0.688cm" fo:margin-left="1.323cm"/>
        </style:list-level-properties>
      </text:list-level-style-image>
      <text:list-level-style-image text:level="2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0.053cm" fo:margin-left="1.323cm"/>
        </style:list-level-properties>
      </text:list-level-style-image>
      <text:list-level-style-image text:level="3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0.582cm" fo:margin-left="1.323cm"/>
        </style:list-level-properties>
      </text:list-level-style-image>
      <text:list-level-style-image text:level="4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1.217cm" fo:margin-left="1.323cm"/>
        </style:list-level-properties>
      </text:list-level-style-image>
      <text:list-level-style-image text:level="5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1.852cm" fo:margin-left="1.323cm"/>
        </style:list-level-properties>
      </text:list-level-style-image>
      <text:list-level-style-image text:level="6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2.487cm" fo:margin-left="1.323cm"/>
        </style:list-level-properties>
      </text:list-level-style-image>
      <text:list-level-style-image text:level="7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3.122cm" fo:margin-left="1.323cm"/>
        </style:list-level-properties>
      </text:list-level-style-image>
      <text:list-level-style-image text:level="8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3.757cm" fo:margin-left="1.323cm"/>
        </style:list-level-properties>
      </text:list-level-style-image>
      <text:list-level-style-image text:level="9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4.392cm" fo:margin-left="1.323cm"/>
        </style:list-level-properties>
      </text:list-level-style-image>
      <text:list-level-style-image text:level="10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5.027cm" fo:margin-left="1.323cm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2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3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4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5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6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7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8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9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10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te">
      <text:list-level-style-image text:level="1" xlink:href="Pictures/100000000000002700000026E7BA59C467F90D6A.png" xlink:type="simple" xlink:show="embed" xlink:actuate="onLoad">
        <style:list-level-properties text:min-label-width="0.508cm" text:min-label-distance="0.508cm" style:vertical-pos="bottom" style:vertical-rel="baseline" fo:width="0.882cm" fo:height="0.882cm"/>
      </text:list-level-style-image>
      <text:list-level-style-image text:level="2" xlink:href="Pictures/100000000000002700000026E7BA59C467F90D6A.png" xlink:type="simple" xlink:show="embed" xlink:actuate="onLoad">
        <style:list-level-properties text:space-before="0.501cm" text:min-label-width="0.508cm" text:min-label-distance="0.508cm" style:vertical-pos="bottom" style:vertical-rel="baseline" fo:width="0.882cm" fo:height="0.882cm"/>
      </text:list-level-style-image>
      <text:list-level-style-image text:level="3" xlink:href="Pictures/100000000000002700000026E7BA59C467F90D6A.png" xlink:type="simple" xlink:show="embed" xlink:actuate="onLoad">
        <style:list-level-properties text:space-before="1cm" text:min-label-width="0.508cm" text:min-label-distance="0.508cm" style:vertical-pos="bottom" style:vertical-rel="baseline" fo:width="0.882cm" fo:height="0.882cm"/>
      </text:list-level-style-image>
      <text:list-level-style-image text:level="4" xlink:href="Pictures/100000000000002700000026E7BA59C467F90D6A.png" xlink:type="simple" xlink:show="embed" xlink:actuate="onLoad">
        <style:list-level-properties text:space-before="1.501cm" text:min-label-width="0.508cm" text:min-label-distance="0.508cm" style:vertical-pos="bottom" style:vertical-rel="baseline" fo:width="0.882cm" fo:height="0.882cm"/>
      </text:list-level-style-image>
      <text:list-level-style-image text:level="5" xlink:href="Pictures/100000000000002700000026E7BA59C467F90D6A.png" xlink:type="simple" xlink:show="embed" xlink:actuate="onLoad">
        <style:list-level-properties text:space-before="2cm" text:min-label-width="0.508cm" text:min-label-distance="0.508cm" style:vertical-pos="bottom" style:vertical-rel="baseline" fo:width="0.882cm" fo:height="0.882cm"/>
      </text:list-level-style-image>
      <text:list-level-style-image text:level="6" xlink:href="Pictures/100000000000002700000026E7BA59C467F90D6A.png" xlink:type="simple" xlink:show="embed" xlink:actuate="onLoad">
        <style:list-level-properties text:space-before="2.501cm" text:min-label-width="0.508cm" text:min-label-distance="0.508cm" style:vertical-pos="bottom" style:vertical-rel="baseline" fo:width="0.882cm" fo:height="0.882cm"/>
      </text:list-level-style-image>
      <text:list-level-style-image text:level="7" xlink:href="Pictures/100000000000002700000026E7BA59C467F90D6A.png" xlink:type="simple" xlink:show="embed" xlink:actuate="onLoad">
        <style:list-level-properties text:space-before="3cm" text:min-label-width="0.508cm" text:min-label-distance="0.508cm" style:vertical-pos="bottom" style:vertical-rel="baseline" fo:width="0.882cm" fo:height="0.882cm"/>
      </text:list-level-style-image>
      <text:list-level-style-image text:level="8" xlink:href="Pictures/100000000000002700000026E7BA59C467F90D6A.png" xlink:type="simple" xlink:show="embed" xlink:actuate="onLoad">
        <style:list-level-properties text:space-before="3.501cm" text:min-label-width="0.508cm" text:min-label-distance="0.508cm" style:vertical-pos="bottom" style:vertical-rel="baseline" fo:width="0.882cm" fo:height="0.882cm"/>
      </text:list-level-style-image>
      <text:list-level-style-image text:level="9" xlink:href="Pictures/100000000000002700000026E7BA59C467F90D6A.png" xlink:type="simple" xlink:show="embed" xlink:actuate="onLoad">
        <style:list-level-properties text:space-before="4.001cm" text:min-label-width="0.508cm" text:min-label-distance="0.508cm" style:vertical-pos="bottom" style:vertical-rel="baseline" fo:width="0.882cm" fo:height="0.882cm"/>
      </text:list-level-style-image>
      <text:list-level-style-image text:level="10" xlink:href="Pictures/100000000000002700000026E7BA59C467F90D6A.png" xlink:type="simple" xlink:show="embed" xlink:actuate="onLoad">
        <style:list-level-properties text:space-before="4.501cm" text:min-label-width="0.508cm" text:min-label-distance="0.508cm" style:vertical-pos="bottom" style:vertical-rel="baseline" fo:width="0.882cm" fo:height="0.882cm"/>
      </text:list-level-style-image>
    </text:list-style>
    <text:list-style style:name="Examples">
      <text:list-level-style-image text:level="1" xlink:href="Pictures/1000000000000029000000280D79344E3C86B807.png" xlink:type="simple" xlink:show="embed" xlink:actuate="onLoad">
        <style:list-level-properties text:min-label-width="0.508cm" text:min-label-distance="0.508cm" style:vertical-pos="bottom" style:vertical-rel="baseline" fo:width="0.882cm" fo:height="0.882cm"/>
      </text:list-level-style-image>
      <text:list-level-style-image text:level="2" xlink:href="Pictures/1000000000000029000000280D79344E3C86B807.png" xlink:type="simple" xlink:show="embed" xlink:actuate="onLoad">
        <style:list-level-properties text:space-before="0.501cm" text:min-label-width="0.508cm" text:min-label-distance="0.508cm" style:vertical-pos="bottom" style:vertical-rel="baseline" fo:width="0.882cm" fo:height="0.882cm"/>
      </text:list-level-style-image>
      <text:list-level-style-image text:level="3" xlink:href="Pictures/1000000000000029000000280D79344E3C86B807.png" xlink:type="simple" xlink:show="embed" xlink:actuate="onLoad">
        <style:list-level-properties text:space-before="1cm" text:min-label-width="0.508cm" text:min-label-distance="0.508cm" style:vertical-pos="bottom" style:vertical-rel="baseline" fo:width="0.882cm" fo:height="0.882cm"/>
      </text:list-level-style-image>
      <text:list-level-style-image text:level="4" xlink:href="Pictures/1000000000000029000000280D79344E3C86B807.png" xlink:type="simple" xlink:show="embed" xlink:actuate="onLoad">
        <style:list-level-properties text:space-before="1.501cm" text:min-label-width="0.508cm" text:min-label-distance="0.508cm" style:vertical-pos="bottom" style:vertical-rel="baseline" fo:width="0.882cm" fo:height="0.882cm"/>
      </text:list-level-style-image>
      <text:list-level-style-image text:level="5" xlink:href="Pictures/1000000000000029000000280D79344E3C86B807.png" xlink:type="simple" xlink:show="embed" xlink:actuate="onLoad">
        <style:list-level-properties text:space-before="2cm" text:min-label-width="0.508cm" text:min-label-distance="0.508cm" style:vertical-pos="bottom" style:vertical-rel="baseline" fo:width="0.882cm" fo:height="0.882cm"/>
      </text:list-level-style-image>
      <text:list-level-style-image text:level="6" xlink:href="Pictures/1000000000000029000000280D79344E3C86B807.png" xlink:type="simple" xlink:show="embed" xlink:actuate="onLoad">
        <style:list-level-properties text:space-before="2.501cm" text:min-label-width="0.508cm" text:min-label-distance="0.508cm" style:vertical-pos="bottom" style:vertical-rel="baseline" fo:width="0.882cm" fo:height="0.882cm"/>
      </text:list-level-style-image>
      <text:list-level-style-image text:level="7" xlink:href="Pictures/1000000000000029000000280D79344E3C86B807.png" xlink:type="simple" xlink:show="embed" xlink:actuate="onLoad">
        <style:list-level-properties text:space-before="3cm" text:min-label-width="0.508cm" text:min-label-distance="0.508cm" style:vertical-pos="bottom" style:vertical-rel="baseline" fo:width="0.882cm" fo:height="0.882cm"/>
      </text:list-level-style-image>
      <text:list-level-style-image text:level="8" xlink:href="Pictures/1000000000000029000000280D79344E3C86B807.png" xlink:type="simple" xlink:show="embed" xlink:actuate="onLoad">
        <style:list-level-properties text:space-before="3.501cm" text:min-label-width="0.508cm" text:min-label-distance="0.508cm" style:vertical-pos="bottom" style:vertical-rel="baseline" fo:width="0.882cm" fo:height="0.882cm"/>
      </text:list-level-style-image>
      <text:list-level-style-image text:level="9" xlink:href="Pictures/1000000000000029000000280D79344E3C86B807.png" xlink:type="simple" xlink:show="embed" xlink:actuate="onLoad">
        <style:list-level-properties text:space-before="4.001cm" text:min-label-width="0.508cm" text:min-label-distance="0.508cm" style:vertical-pos="bottom" style:vertical-rel="baseline" fo:width="0.882cm" fo:height="0.882cm"/>
      </text:list-level-style-image>
      <text:list-level-style-image text:level="10" xlink:href="Pictures/1000000000000029000000280D79344E3C86B807.png" xlink:type="simple" xlink:show="embed" xlink:actuate="onLoad">
        <style:list-level-properties text:space-before="4.501cm" text:min-label-width="0.508cm" text:min-label-distance="0.508cm" style:vertical-pos="bottom" style:vertical-rel="baseline" fo:width="0.882cm" fo:height="0.882cm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10.379cm" table:align="margins" style:may-break-between-rows="false"/>
    </style:style>
    <style:style style:name="Table2.A" style:family="table-column">
      <style:table-column-properties style:column-width="1.099cm" style:rel-column-width="6939*"/>
    </style:style>
    <style:style style:name="Table2.B" style:family="table-column">
      <style:table-column-properties style:column-width="9.28cm" style:rel-column-width="58596*"/>
    </style:style>
    <style:style style:name="Table7" style:family="table">
      <style:table-properties style:width="10.379cm" table:align="margins" style:may-break-between-rows="false"/>
    </style:style>
    <style:style style:name="Table7.A" style:family="table-column">
      <style:table-column-properties style:column-width="9.421cm" style:rel-column-width="59492*"/>
    </style:style>
    <style:style style:name="Table7.B" style:family="table-column">
      <style:table-column-properties style:column-width="0.958cm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15.24cm" fo:page-height="22.86cm" style:num-format="1" style:print-orientation="portrait" fo:margin-top="2.399cm" fo:margin-bottom="2.646cm" fo:margin-left="2.646cm" fo:margin-right="2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65cm" fo:margin-left="0cm" fo:margin-right="0cm" fo:margin-top="0.533cm" fo:border-top="0.06pt solid #008000" fo:border-bottom="none" fo:border-left="none" fo:border-right="none" fo:padding="0.053cm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58cm" fo:margin-left="0cm" fo:margin-right="0cm" fo:margin-top="0.529cm" fo:border-top="0.06pt solid #008000" fo:border-bottom="none" fo:border-left="none" fo:border-right="none" fo:padding="0.049cm" style:dynamic-spacing="false"/>
      </style:footer-style>
    </style:page-layout>
    <style:page-layout style:name="Mpm4" style:page-usage="mirrored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164cm" fo:margin-left="0cm" fo:margin-right="0cm" fo:margin-top="0.582cm" fo:border-top="0.06pt solid #008000" fo:border-bottom="none" fo:border-left="none" fo:border-right="none" fo:padding="0.049cm" style:dynamic-spacing="false"/>
      </style:footer-style>
    </style:page-layout>
    <style:page-layout style:name="Mpm5">
      <style:page-layout-properties fo:page-width="21.59cm" fo:page-height="27.94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2</text:page-number>.</text:p>
            </table:table-cell>
            <table:table-cell office:value-type="string">
              <text:p text:style-name="MP5">LibreOffice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下載LibreOffice</text:chapter></text:p>
            </table:table-cell>
            <table:table-cell office:value-type="string">
              <text:p text:style-name="MP7"><text:page-number text:select-page="current">1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0:54.292351477</meta:creation-date>
    <meta:editing-duration>PT3M52S</meta:editing-duration>
    <meta:editing-cycles>3</meta:editing-cycles>
    <meta:generator>LibreOffice/5.4.4.2$Linux_X86_64 LibreOffice_project/40$Build-2</meta:generator>
    <dc:title>LibreOffice排版設計</dc:title>
    <meta:initial-creator>Bruce Byfield</meta:initial-creator>
    <dc:date>2017-12-28T15:48:38.906528084</dc:date>
    <dc:creator>曾 政嘉</dc:creator>
    <meta:document-statistic meta:table-count="4" meta:image-count="0" meta:object-count="0" meta:page-count="2" meta:paragraph-count="24" meta:word-count="390" meta:character-count="779" meta:non-whitespace-character-count="771"/>
    <meta:template xlink:type="simple" xlink:actuate="onRequest" xlink:title="designing-with-libreoffice" xlink:href="../../../../.config/libreoffice/4/user/template/designing-with-libreoffice.ott" meta:date="2016-03-19T16:00:53.804095718"/>
  </office:meta>
</office:document-meta>
</file>